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ource Code Pro" svg:font-family="'Source Code Pro'" style:font-pitch="fixed"/>
    <style:font-face style:name="Bebas Neue" svg:font-family="'Bebas Neue'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officeooo:rsid="00098dbf" officeooo:paragraph-rsid="00098dbf"/>
    </style:style>
    <style:style style:name="P2" style:family="paragraph" style:parent-style-name="Heading">
      <style:paragraph-properties fo:break-before="page"/>
      <style:text-properties officeooo:rsid="00098dbf" officeooo:paragraph-rsid="000bb140"/>
    </style:style>
    <style:style style:name="P3" style:family="paragraph" style:parent-style-name="Heading">
      <style:paragraph-properties fo:break-before="page"/>
      <style:text-properties officeooo:rsid="000bb140" officeooo:paragraph-rsid="000bb140"/>
    </style:style>
    <style:style style:name="P4" style:family="paragraph" style:parent-style-name="Text_20_body">
      <style:text-properties officeooo:rsid="00098dbf" officeooo:paragraph-rsid="00098dbf"/>
    </style:style>
    <style:style style:name="P5" style:family="paragraph" style:parent-style-name="Text_20_body">
      <style:text-properties officeooo:paragraph-rsid="00098dbf"/>
    </style:style>
    <style:style style:name="P6" style:family="paragraph" style:parent-style-name="Text_20_body">
      <style:text-properties officeooo:rsid="000b8823" officeooo:paragraph-rsid="000b8823"/>
    </style:style>
    <style:style style:name="P7" style:family="paragraph" style:parent-style-name="Text_20_body" style:list-style-name="L1">
      <style:text-properties officeooo:rsid="000b8823" officeooo:paragraph-rsid="000b8823"/>
    </style:style>
    <style:style style:name="P8" style:family="paragraph" style:parent-style-name="Text_20_body" style:list-style-name="L1">
      <style:text-properties officeooo:rsid="000b8823" officeooo:paragraph-rsid="000bb140"/>
    </style:style>
    <style:style style:name="P9" style:family="paragraph" style:parent-style-name="Text_20_body" style:list-style-name="L2">
      <style:text-properties officeooo:rsid="000b8823" officeooo:paragraph-rsid="000b8823"/>
    </style:style>
    <style:style style:name="P10" style:family="paragraph" style:parent-style-name="Text_20_body" style:list-style-name="L4">
      <style:text-properties officeooo:rsid="000b8823" officeooo:paragraph-rsid="000bb140"/>
    </style:style>
    <style:style style:name="P11" style:family="paragraph" style:parent-style-name="Text_20_body">
      <style:text-properties officeooo:rsid="000b8823" officeooo:paragraph-rsid="000bb140"/>
    </style:style>
    <style:style style:name="P12" style:family="paragraph" style:parent-style-name="Text_20_body" style:list-style-name="L7">
      <style:text-properties officeooo:rsid="000b8823" officeooo:paragraph-rsid="000bb140"/>
    </style:style>
    <style:style style:name="P13" style:family="paragraph" style:parent-style-name="Text_20_body">
      <style:text-properties officeooo:paragraph-rsid="000b8823"/>
    </style:style>
    <style:style style:name="P14" style:family="paragraph" style:parent-style-name="Text_20_body">
      <style:text-properties officeooo:paragraph-rsid="000bb140"/>
    </style:style>
    <style:style style:name="P15" style:family="paragraph" style:parent-style-name="Text_20_body" style:list-style-name="L5">
      <style:text-properties officeooo:rsid="000bb140" officeooo:paragraph-rsid="000bb140"/>
    </style:style>
    <style:style style:name="P16" style:family="paragraph" style:parent-style-name="Text_20_body">
      <style:text-properties officeooo:rsid="000bb140" officeooo:paragraph-rsid="000bb140"/>
    </style:style>
    <style:style style:name="P17" style:family="paragraph" style:parent-style-name="Text_20_body" style:list-style-name="L4">
      <style:text-properties officeooo:rsid="000bb140" officeooo:paragraph-rsid="000bb140"/>
    </style:style>
    <style:style style:name="P18" style:family="paragraph" style:parent-style-name="Text_20_body" style:list-style-name="L7">
      <style:text-properties officeooo:rsid="000bb140" officeooo:paragraph-rsid="000bb140"/>
    </style:style>
    <style:style style:name="P19" style:family="paragraph" style:parent-style-name="Text_20_body" style:list-style-name="L8">
      <style:text-properties officeooo:rsid="000bb140" officeooo:paragraph-rsid="000bb140"/>
    </style:style>
    <style:style style:name="P20" style:family="paragraph" style:parent-style-name="Title">
      <style:text-properties officeooo:rsid="00098dbf" officeooo:paragraph-rsid="00098dbf"/>
    </style:style>
    <style:style style:name="T1" style:family="text">
      <style:text-properties officeooo:rsid="00098dbf"/>
    </style:style>
    <style:style style:name="T2" style:family="text">
      <style:text-properties officeooo:rsid="000b8823"/>
    </style:style>
    <style:style style:name="T3" style:family="text">
      <style:text-properties officeooo:rsid="000bb1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thermometer</text:p>
      <text:p text:style-name="P5"><text:span text:style-name="T1">A </text:span>DS18B20<text:span text:style-name="T1"> sensor connected to an Arduino microcomputer will read temperature data once an hour and send it to the cloud.</text:span></text:p>
      <text:p text:style-name="P4">Each thermometer will have a unique ID<text:span text:style-name="T2"> (printed on the thermometer/box)</text:span> that it broadcasts to the cloud <text:span text:style-name="T2">to ID temps by thermometer</text:span></text:p>
      <text:p text:style-name="P4">Arduino software will start automatically when powered up. Maybe as a service if running systemd?</text:p>
      <text:p text:style-name="P4">Thermometers will be provided auth token when software is installed for cloud validation<text:span text:style-name="T2">. This token will be generated by cloud app when a new thermometer is created, but never seen by the end user.</text:span></text:p>
      <text:p text:style-name="P1">cloud frontend</text:p>
      <text:p text:style-name="P4">If not authenticated, user will be taken to landing page describing thermometer</text:p>
      <text:p text:style-name="P4">If authenticated, user will be taken to a list of their thermometers</text:p>
      <text:p text:style-name="P4">User home page will have button to add new thermometer</text:p>
      <text:p text:style-name="P6">When adding thermometer, user will type the thermometer ID printed on the thermometer. Info sent from the thermometer should include hidden token </text:p>
      <text:p text:style-name="P6">Clicking on a thermometer on the list view will go to a detail view</text:p>
      <text:p text:style-name="P6">Detail view will have, by default, a graph of temperatures for the last 7 days.</text:p>
      <text:p text:style-name="P6">User can pick start/end dates to see graph of temperatures between specific dates.</text:p>
      <text:p text:style-name="P2">cloud backend</text:p>
      <text:p text:style-name="P16">MODELS:</text:p>
      <text:p text:style-name="P14"><text:span text:style-name="T2">User</text:span></text:p>
      <text:list xml:id="list4249957621" text:style-name="L1">
        <text:list-item>
          <text:p text:style-name="P8">username</text:p>
        </text:list-item>
        <text:list-item>
          <text:p text:style-name="P8">password</text:p>
        </text:list-item>
        <text:list-item>
          <text:p text:style-name="P8">profile pic</text:p>
        </text:list-item>
        <text:list-item>
          <text:p text:style-name="P8">role (superuser, admin, normal)</text:p>
        </text:list-item>
        <text:list-item>
          <text:p text:style-name="P8">creation date</text:p>
        </text:list-item>
      </text:list>
      <text:p text:style-name="P11">Thermometer</text:p>
      <text:list xml:id="list418411665" text:style-name="L7">
        <text:list-item>
          <text:p text:style-name="P12">ID (visible to <text:span text:style-name="T3">admin</text:span>)</text:p>
        </text:list-item>
        <text:list-item>
          <text:p text:style-name="P12">Auth Token (generated on creation)</text:p>
        </text:list-item>
        <text:list-item>
          <text:p text:style-name="P18">Owner (default None, added on registration)</text:p>
        </text:list-item>
      </text:list>
      <text:p text:style-name="P11">Temperature Record</text:p>
      <text:list xml:id="list3364147676" text:style-name="L8">
        <text:list-item>
          <text:p text:style-name="P19">System (C vs F)</text:p>
        </text:list-item>
        <text:list-item>
          <text:p text:style-name="P19">Degrees</text:p>
        </text:list-item>
        <text:list-item>
          <text:p text:style-name="P19">Datetime of recording (UTC)</text:p>
        </text:list-item>
        <text:list-item>
          <text:p text:style-name="P19">Timezone</text:p>
        </text:list-item>
        <text:list-item>
          <text:p text:style-name="P19">Thermome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Source Code Pro" svg:font-family="'Source Code Pro'" style:font-pitch="fixed"/>
    <style:font-face style:name="Bebas Neue" svg:font-family="'Bebas Neue'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ebas Neue" fo:font-family="'Bebas Neue'" style:font-pitch="variable" fo:font-size="16pt" officeooo:rsid="00098dbf" style:font-name-asian="SimSun" style:font-family-asian="SimSun" style:font-family-generic-asian="system" style:font-pitch-asian="variable" style:font-size-asian="16pt" style:font-name-complex="Arial Unicode MS" style:font-family-complex="'Arial Unicode MS'" style:font-family-generic-complex="system" style:font-pitch-complex="variable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Source Sans Pro" fo:font-family="'Source Sans Pro'" style:font-family-generic="swiss" style:font-pitch="variable" officeooo:rsid="00098dbf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Bebas Neue" fo:font-family="'Bebas Neue'" style:font-pitch="variable" fo:font-size="28pt" fo:font-weight="bold" officeooo:rsid="00098dbf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officeooo:rsid="00098dbf" officeooo:paragraph-rsid="00098db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quaTher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6:54:15.106991854</meta:creation-date>
    <dc:date>2019-10-26T17:24:45.358077077</dc:date>
    <meta:editing-duration>PT7M39S</meta:editing-duration>
    <meta:editing-cycles>1</meta:editing-cycles>
    <meta:document-statistic meta:table-count="0" meta:image-count="0" meta:object-count="0" meta:page-count="2" meta:paragraph-count="32" meta:word-count="251" meta:character-count="1466" meta:non-whitespace-character-count="1259"/>
    <meta:generator>LibreOffice/6.0.7.3$Linux_X86_64 LibreOffice_project/00m0$Build-3</meta:generator>
  </office:meta>
</office:document-meta>
</file>